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NN Student Application</text:h>
      <text:p text:style-name="Standard"><text:span text:style-name="T1">Send applications to:</text:span> cto@syncleus.com</text:p>
      <text:p text:style-name="Standard"/>
      <text:p text:style-name="Standard"/>
      <text:h text:style-name="Heading_20_2" text:outline-level="2">Contact Information </text:h>
      <text:p text:style-name="Standard"> <text:s text:c="39"/></text:p>
      <text:p text:style-name="Standard">Name <text:s/></text:p>
      <text:p text:style-name="Standard"><text:s/></text:p>
      <text:p text:style-name="Standard">Street Address</text:p>
      <text:p text:style-name="Standard"><text:s text:c="23"/></text:p>
      <text:p text:style-name="Standard">City ST ZIP Code</text:p>
      <text:p text:style-name="Standard"><text:s/></text:p>
      <text:p text:style-name="Standard">Home Phone</text:p>
      <text:p text:style-name="Standard"></text:p>
      <text:p text:style-name="Standard">Work Phone</text:p>
      <text:p text:style-name="Standard"> <text:s text:c="2"/></text:p>
      <text:p text:style-name="Standard">E-Mail Address</text:p>
      <text:p text:style-name="Standard"><text:s text:c="3"/></text:p>
      <text:p text:style-name="Standard">Availability</text:p>
      <text:p text:style-name="Standard"/>
      <text:p text:style-name="Standard"><text:s text:c="2"/></text:p>
      <text:h text:style-name="Heading_20_2" text:outline-level="2">During which hours are you available for volunteer assignments?</text:h>
      <text:p text:style-name="Standard"></text:p>
      <text:p text:style-name="Standard">Weekday mornings</text:p>
      <text:p text:style-name="Standard"><text:s text:c="2"/></text:p>
      <text:p text:style-name="Standard">Weekend mornings</text:p>
      <text:p text:style-name="Standard"></text:p>
      <text:p text:style-name="Standard">Weekday afternoons</text:p>
      <text:p text:style-name="Standard"></text:p>
      <text:p text:style-name="Standard">Weekend afternoons</text:p>
      <text:p text:style-name="Standard"></text:p>
      <text:p text:style-name="Standard">Weekday evenings</text:p>
      <text:p text:style-name="Standard"></text:p>
      <text:p text:style-name="Standard">Weekend evenings</text:p>
      <text:p text:style-name="Standard"></text:p>
      <text:p text:style-name="Standard"></text:p>
      <text:p text:style-name="Standard"></text:p>
      <text:p text:style-name="Standard"></text:p>
      <text:h text:style-name="Heading_20_2" text:outline-level="2">Interests</text:h>
      <text:p text:style-name="Standard"></text:p>
      <text:p text:style-name="Standard">Tell us in which areas you are interested in volunteering. <text:s/>Indicate any prior experience with an item.</text:p>
      <text:p text:style-name="Standard"></text:p>
      <text:p text:style-name="Standard"></text:p>
      <text:p text:style-name="P1"><text:soft-page-break/>Project Administration</text:p>
      <text:p text:style-name="Standard"></text:p>
      <text:p text:style-name="P1">Java Development</text:p>
      <text:p text:style-name="Standard"/>
      <text:p text:style-name="P1">dANN Library</text:p>
      <text:p text:style-name="P1"/>
      <text:p text:style-name="P1">dANN Examples</text:p>
      <text:p text:style-name="Standard"></text:p>
      <text:p text:style-name="P1">Human-Computer Interaction</text:p>
      <text:p text:style-name="Standard"/>
      <text:p text:style-name="P1">C++ Development</text:p>
      <text:p text:style-name="Standard"></text:p>
      <text:p text:style-name="P1">Algorithms</text:p>
      <text:p text:style-name="Standard"></text:p>
      <text:p text:style-name="P1">Documentation</text:p>
      <text:p text:style-name="Standard"></text:p>
      <text:p text:style-name="P1">Testing</text:p>
      <text:p text:style-name="Standard"></text:p>
      <text:p text:style-name="Standard"></text:p>
      <text:h text:style-name="Heading_20_2" text:outline-level="2">Special Skills and Qualifications</text:h>
      <text:p text:style-name="Standard"><text:s/></text:p>
      <text:p text:style-name="Standard">Summarize special skills and qualifications you have acquired <text:s/>from employment, previous volunteer work, or through other activities, including hobbies or sports.</text:p>
      <text:p text:style-name="Standard"></text:p>
      <text:p text:style-name="Standard"></text:p>
      <text:h text:style-name="Heading_20_2" text:outline-level="2">Please describe any immediate future plans for school and/or employmen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H </meta:initial-creator>
    <meta:creation-date>2010-03-12T18:35:14</meta:creation-date>
    <meta:document-statistic meta:table-count="0" meta:image-count="0" meta:object-count="0" meta:page-count="2" meta:paragraph-count="62" meta:word-count="112" meta:character-count="975"/>
    <dc:date>2010-03-12T18:37:58</dc:date>
    <dc:creator>SeH </dc:creator>
    <meta:editing-duration>PT00H02M44S</meta:editing-duration>
    <meta:editing-cycles>1</meta:editing-cycles>
    <meta:generator>OpenOffice.org/3.1$Unix OpenOffice.org_project/310m19$Build-9420</meta:generator>
  </office:meta>
</office:document-meta>
</file>